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22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100">
      <style:text-properties fo:font-size="10pt" style:font-size-asian="10pt" style:font-size-complex="10pt"/>
    </style:style>
    <style:style style:name="ce4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00">
      <style:text-properties fo:color="#000000" style:font-name="Liberation Sans" fo:font-size="10pt" fo:language="lv" fo:country="LV" style:font-size-asian="10pt" style:font-name-complex="Times New Roman" style:font-size-complex="10pt" style:language-complex="ar" style:country-complex="SA"/>
    </style:style>
    <style:style style:name="ce6" style:family="table-cell" style:parent-style-name="Default" style:data-style-name="N100">
      <style:text-properties fo:color="#000000" fo:font-size="10pt" fo:language="lv" fo:country="LV" style:font-size-asian="10pt" style:font-name-complex="Times New Roman" style:font-size-complex="10pt" style:language-complex="ar" style:country-complex="SA"/>
    </style:style>
    <style:style style:name="ce7" style:family="table-cell" style:parent-style-name="Default" style:data-style-name="N100">
      <style:text-properties fo:color="#000000" style:font-name="Lucida Sans" fo:font-size="10pt" fo:language="lv" fo:country="LV" style:font-size-asian="10pt" style:font-name-complex="Times New Roman" style:font-size-complex="10pt" style:language-complex="ar" style:country-complex="SA"/>
    </style:style>
    <style:style style:name="T1" style:family="text">
      <style:text-properties style:letter-kerning="true" fo:letter-spacing="-0.14pt" fo:language="lv" fo:country="LV" style:language-asian="zh" style:country-asian="CN" style:language-complex="ar" style:country-complex="SA" style:font-name-complex="Times New Roman" style:font-size-asian="10.5pt" style:font-size-complex="10.5pt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name-asian="AR PL SungtiL GB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 fo:letter-spacing="-0.14pt" fo:language="lv" fo:country="LV" style:language-asian="zh" style:country-asian="CN" style:language-complex="ar" style:country-complex="SA" style:font-name-complex="Times New Roman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discrete-inde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Key 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section</text:p>
          </table:table-cell>
          <table:table-cell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 simple programs in C+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Goodrich2011, pp.2-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ajRj_LmDmjk" xlink:type="simple">https://youtu.be/ajRj_LmDmjk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a simple HelloWorld prog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Build a project using Visual St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Build a project from a command-line using a Make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est CLI programs using plaintext files for input and expected outp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a HelloWorld program with OO-style classes and includ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 between some fundamental types and str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ag submittable files for grading and check your submission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ection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Write small programs with various statements, variables, expressions and control struct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ing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derstand binary representation of integers and flo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st all number-related types in C+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derstand character and string related types and encod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Variable declarations and definitions; variable sco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namespaces explicitly or implicit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literal values in variable initializ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variables, their pointers and referen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clare, define and initialize arrays of fundamental ty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clare enum dataty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clare struct dataty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Write large structured programs in C++ (no focus on OO so f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Goodrich2011, pp.2-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control struct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multiple classes and their header files; use source organization and naming conven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derstand the process of compilation and linking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nd call functions passing parameters by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nd call functions passing parameters by re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function pointe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ind errors in projects using code inspection, testing, debugging and printou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amespaces,, C++ templates, operator overlo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Goodrich2011, pp.2-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abstraction as an OO princ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encapsulation as an OO principle; keywords public/private and frien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inheritance as an OO principle; inheriting class cont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olymorophism as an OO principle; keywords virtual/abst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class hierarhies following the OO princip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emplate functions and template class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overloaded operators and understand their ris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ection</text:p>
          </table:table-cell>
          <table:table-cell table:style-name="ce4" office:value-type="string" calcext:value-type="string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tle</text:p>
          </table:table-cell>
          <table:table-cell table:style-name="ce5" office:value-type="string" calcext:value-type="string">
            <text:p><text:span text:style-name="T1">Understand the C++ memory mode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Goodrich2011, pp.666-672 (14.1 Memory Managemen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Goodrich2011, pp.673-678 (14.2 <text:s/>External Memory and Cachi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table:style-name="ce6" office:value-type="string" calcext:value-type="string">
            <text:p><text:span text:style-name="T2">Use the automatic variables and heap variabl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derstand the implications of memory allocation and deal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table:style-name="ce2" office:value-type="string" calcext:value-type="string">
            <text:p>Use proper garbage collection practices and detect memory lea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table:style-name="ce2" office:value-type="string" calcext:value-type="string">
            <text:p>Use caching for speed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derstand memory hierarc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nalyze algorithms in terms of high-level implementation and complex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ing</text:p>
          </table:table-cell>
          <table:table-cell table:style-name="ce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dentify the key characteristics of an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time complexity of an algorithm; make assumptions about the data structure manipul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space complexity of an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difference between feasible and infeasible algorith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ine data structures as Abstract Data Types (More ADTs will be defined in subsequent modul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tack as an 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deque as an 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list as an 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binary tree as an 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map as an 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mplement data structures in arra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mplement data structures as pointer struct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nderstand containers and use STL to implement vectors, stacks, m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2NBvNXh" xlink:type="simple">https://bit.ly/2NBvNXh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dentify the main container classes typically implemented by data structure libra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dentify the key manipulations (initialize, sort, search, transform) on contai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dentify the iterators and ways to visit each element in a container for custom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derstand representation invariants (rep invarian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derstand the representational expo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defensive copying, proper get/set methods, verbal contract with client classes to avoid expo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STL to initialize vectors, stacks and m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C++ constructs to iterate over data structure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3"/>
          <table:table-cell table:style-name="ce7" office:value-type="string" calcext:value-type="string">
            <text:p><text:span text:style-name="T1">Brute force paradigm. </text:span></text:p>
          </table:table-cell>
          <table:table-cell table:number-columns-repeated="102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5:45:02.1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8T23:59:45.183000000</dc:date>
    <meta:editing-duration>PT2H28M57S</meta:editing-duration>
    <meta:editing-cycles>21</meta:editing-cycles>
    <meta:generator>LibreOffice/6.3.2.2$Windows_X86_64 LibreOffice_project/98b30e735bda24bc04ab42594c85f7fd8be07b9c</meta:generator>
    <meta:document-statistic meta:table-count="1" meta:cell-count="356" meta:object-count="0"/>
  </office:meta>
</office:document-meta>
</file>